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fo:wrap-option="wrap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5" table:default-cell-style-name="ce7"/>
        <table:table-column table:style-name="co3" table:number-columns-repeated="1015" table:default-cell-style-name="ce7"/>
        <table:table-row table:style-name="ro1">
          <table:table-cell table:style-name="ce5" office:value-type="string" calcext:value-type="string">
            <text:p>dag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table:style-name="ce8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table:style-name="ce8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6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1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K499">
          <table:sort>
            <table:sort-by table:field-number="0" table:data-type="automatic"/>
            <table:sort-by table:field-number="1" table:data-type="automatic"/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4:03:35.674163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7-27T14:19:23.324504067</dc:date>
    <meta:editing-duration>P4DT14H33M39S</meta:editing-duration>
    <meta:editing-cycles>102</meta:editing-cycles>
    <meta:document-statistic meta:table-count="1" meta:cell-count="4405" meta:object-count="0"/>
  </office:meta>
</office:document-meta>
</file>